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120000014DFC4DA7DE.png" manifest:media-type="image/png"/>
  <manifest:file-entry manifest:full-path="Pictures/100000000000028E000000D5995EFA5F.png" manifest:media-type="image/png"/>
  <manifest:file-entry manifest:full-path="Pictures/10000000000002040000020A6EEE4B65.png" manifest:media-type="image/png"/>
  <manifest:file-entry manifest:full-path="Pictures/10000000000003F90000024597D50469.png" manifest:media-type="image/png"/>
  <manifest:file-entry manifest:full-path="Pictures/10000000000001FE00000212F0C17D32.png" manifest:media-type="image/png"/>
  <manifest:file-entry manifest:full-path="Pictures/10000000000003B6000002166043CCF9.png" manifest:media-type="image/png"/>
  <manifest:file-entry manifest:full-path="Pictures/10000000000002AB00000258099FF8D3.png" manifest:media-type="image/png"/>
  <manifest:file-entry manifest:full-path="Pictures/10000000000005DC000002EEB178128D.png" manifest:media-type="image/png"/>
  <manifest:file-entry manifest:full-path="Pictures/10000000000003460000015044169C7E.png" manifest:media-type="image/png"/>
  <manifest:file-entry manifest:full-path="Pictures/10000000000004C0000001AA458044F0.png" manifest:media-type="image/png"/>
  <manifest:file-entry manifest:full-path="Pictures/1000000000000200000002003DE50B1D.png" manifest:media-type="image/png"/>
  <manifest:file-entry manifest:full-path="Pictures/1000020100000288000000D8E2303AA0.png" manifest:media-type="image/png"/>
  <manifest:file-entry manifest:full-path="Pictures/100000000000042C0000032929DE383C.png" manifest:media-type="image/png"/>
  <manifest:file-entry manifest:full-path="Pictures/10000000000001900000012C17E97D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20_Header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2" style:family="presentation" style:parent-style-name="Section_20_Header-notes">
      <style:graphic-properties draw:fill-color="#ffffff" draw:auto-grow-height="true" fo:min-height="11.429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1.43cm"/>
    </style:style>
    <style:style style:name="pr5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Slide-outline1">
      <style:graphic-properties draw:stroke="none" svg:stroke-width="0cm" draw:fill="none" draw:textarea-vertical-align="middle" draw:auto-grow-height="false" draw:fit-to-size="shrink-to-fit" fo:min-height="11.049cm" fo:padding-top="0.125cm" fo:padding-bottom="0.125cm" fo:padding-left="0.25cm" fo:padding-right="0.25cm" fo:wrap-option="wrap"/>
    </style:style>
    <style:style style:name="pr7" style:family="presentation" style:parent-style-name="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339cm" fo:margin-bottom="0.5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family="DIN-Bold" style:font-pitch="variable" fo:font-size="32pt" style:font-size-asian="60pt" style:font-size-complex="60pt"/>
    </style:style>
    <style:style style:name="P3" style:family="paragraph">
      <style:text-properties fo:font-size="20pt"/>
    </style:style>
    <style:style style:name="P4" style:family="paragraph">
      <style:paragraph-properties fo:text-align="start" style:font-independent-line-spacing="true"/>
      <style:text-properties fo:color="#ffffff" fo:font-family="DIN-Bold" style:font-pitch="variable"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family="DIN-Bold" style:font-pitch="variable" fo:font-size="18pt"/>
    </style:style>
    <style:style style:name="P7" style:family="paragraph">
      <style:paragraph-properties fo:margin-left="0cm" fo:margin-right="0cm" fo:margin-top="0.339cm" fo:margin-bottom="0.5cm" fo:line-height="100%" fo:text-align="center" fo:text-indent="0cm" style:punctuation-wrap="hanging">
        <style:tab-stops/>
      </style:paragraph-properties>
      <style:text-properties fo:hyphenate="false"/>
    </style:style>
    <style:style style:name="P8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9" style:family="paragraph">
      <style:paragraph-properties fo:text-align="start" style:font-independent-line-spacing="true"/>
      <style:text-properties fo:font-family="'DIN Black'" style:font-style-name="Regular" style:font-pitch="variable" fo:font-size="18pt"/>
    </style:style>
    <style:style style:name="P10" style:family="paragraph">
      <style:paragraph-properties fo:margin-left="0cm" fo:margin-right="0cm" fo:margin-top="0.226cm" fo:margin-bottom="0.5cm" fo:line-height="100%" fo:text-align="center" fo:text-indent="0cm" style:punctuation-wrap="hanging"/>
      <style:text-properties fo:hyphenate="false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color="#ffffff" style:text-line-through-style="none" fo:font-family="DIN-Bold" style:font-pitch="variable" fo:font-size="72pt" fo:letter-spacing="normal" fo:font-style="normal" style:text-underline-style="none" fo:font-weight="normal" style:font-size-asian="72pt" style:font-style-asian="normal" style:font-weight-asian="normal" style:font-family-complex="'Arial Black'" style:font-size-complex="72pt" style:font-style-complex="normal" style:font-weight-complex="normal"/>
    </style:style>
    <style:style style:name="T2" style:family="text">
      <style:text-properties fo:color="#ffffff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3" style:family="text">
      <style:text-properties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4" style:family="text">
      <style:text-properties fo:color="#000000" style:text-line-through-style="none" fo:font-family="DIN-Bold" style:font-pitch="variable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style:style style:name="T5" style:family="text">
      <style:text-properties fo:color="#ff0000" style:text-line-through-style="none" fo:font-family="'DIN Black'" style:font-style-name="Regular" style:font-pitch="variable" fo:font-size="80pt" fo:letter-spacing="normal" fo:font-style="normal" style:text-underline-style="none" fo:font-weight="normal" style:font-size-asian="80pt" style:font-style-asian="normal" style:font-weight-asian="normal" style:font-family-complex="'Arial Black'" style:font-size-complex="80pt" style:font-style-complex="normal" style:font-weight-complex="normal"/>
    </style:style>
    <style:style style:name="T6" style:family="text">
      <style:text-properties fo:color="#808080" style:text-line-through-style="none" fo:font-family="DIN-Bold" style:font-pitch="variable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Header" presentation:presentation-page-layout-name="AL1T0">
        <office:forms form:automatic-focus="false" form:apply-design-mode="false"/>
        <draw:frame draw:name="Text Placeholder 2" presentation:style-name="pr1" draw:text-style-name="P2" draw:layer="layout" svg:width="25.4cm" svg:height="3.664cm" svg:x="0cm" svg:y="7.693cm" presentation:class="outline" presentation:user-transformed="true">
          <draw:text-box>
            <text:p text:style-name="P1"><text:span text:style-name="T1">HURRICANE SANDY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office:forms form:automatic-focus="false" form:apply-design-mode="false"/>
        <draw:frame draw:name="Text Placeholder 2" presentation:style-name="pr3" draw:text-style-name="P4" draw:layer="layout" svg:width="24.535cm" svg:height="2.3cm" svg:x="0.477cm" svg:y="16.506cm" presentation:class="outline" presentation:user-transformed="true">
          <draw:text-box>
            <text:p text:style-name="P1"><text:span text:style-name="T2">WEBCAM!</text:span></text:p>
          </draw:text-box>
        </draw:frame>
        <draw:frame draw:style-name="gr2" draw:text-style-name="P5" draw:layer="layout" svg:width="25.7cm" svg:height="19.049cm" svg:x="-0.254cm" svg:y="-2.594cm">
          <draw:image xlink:href="Pictures/100000000000042C0000032929DE383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DAPS FROM </text:span><text:span text:style-name="T2">TED LEO</text:span></text:p>
          </draw:text-box>
        </draw:frame>
        <draw:frame draw:style-name="gr2" draw:text-style-name="P5" draw:layer="layout" svg:width="13.65cm" svg:height="13.809cm" svg:x="6.858cm" svg:y="1.524cm">
          <draw:image xlink:href="Pictures/10000000000002040000020A6EEE4B6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HOLY </text:span><text:span text:style-name="T2">BISCUITS</text:span></text:p>
          </draw:text-box>
        </draw:frame>
        <draw:frame draw:style-name="gr2" draw:text-style-name="P5" draw:layer="layout" svg:width="17.301cm" svg:height="5.634cm" svg:x="4.05cm" svg:y="5.034cm">
          <draw:image xlink:href="Pictures/100000000000028E000000D5995EFA5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ection_20_Header">
        <office:forms form:automatic-focus="false" form:apply-design-mode="false"/>
        <draw:frame draw:name="Text Placeholder 2" presentation:style-name="pr1" draw:text-style-name="P2" draw:layer="layout" svg:width="25.4cm" svg:height="3.664cm" svg:x="0cm" svg:y="7.693cm" presentation:class="outline" presentation:user-transformed="true">
          <draw:text-box>
            <text:p text:style-name="P1"><text:span text:style-name="T1">THE PROBLEM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WINDOWS </text:span><text:span text:style-name="T2">$$$</text:span></text:p>
          </draw:text-box>
        </draw:frame>
        <draw:frame draw:style-name="gr2" draw:text-style-name="P5" draw:layer="layout" svg:width="25.399cm" svg:height="14.509cm" svg:x="0cm" svg:y="0.508cm">
          <draw:image xlink:href="Pictures/10000000000003F90000024597D5046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7"><text:span text:style-name="T3">LINUX </text:span><text:span text:style-name="T2">$0</text:span></text:p>
          </draw:text-box>
        </draw:frame>
        <draw:frame draw:style-name="gr2" draw:text-style-name="P5" draw:layer="layout" svg:width="13.491cm" svg:height="14.02cm" svg:x="5.955cm" svg:y="0.958cm">
          <draw:image xlink:href="Pictures/10000000000001FE00000212F0C17D3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MUSIC</text:span></text:p>
          </draw:text-box>
        </draw:frame>
        <draw:frame draw:style-name="gr2" draw:text-style-name="P5" draw:layer="layout" svg:width="25.399cm" svg:height="8.897cm" svg:x="0.001cm" svg:y="7.366cm">
          <draw:image xlink:href="Pictures/10000000000004C0000001AA458044F0.png" xlink:type="simple" xlink:show="embed" xlink:actuate="onLoad">
            <text:p/>
          </draw:image>
        </draw:frame>
        <draw:frame draw:style-name="gr2" draw:text-style-name="P5" draw:layer="layout" svg:width="10.752cm" svg:height="10.244cm" svg:x="7.324cm" svg:y="-0.338cm">
          <draw:image xlink:href="Pictures/1000000000000200000002003DE50B1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INPUT</text:span></text:p>
          </draw:text-box>
        </draw:frame>
        <draw:frame draw:style-name="gr2" draw:text-style-name="P5" draw:layer="layout" svg:width="18.068cm" svg:height="15.872cm" svg:x="3.666cm" svg:y="0.234cm">
          <draw:image xlink:href="Pictures/10000000000002AB00000258099FF8D3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MIXER</text:span></text:p>
          </draw:text-box>
        </draw:frame>
        <draw:frame draw:style-name="gr2" draw:text-style-name="P5" draw:layer="layout" svg:width="22.168cm" svg:height="8.888cm" svg:x="1.616cm" svg:y="5.104cm">
          <draw:image xlink:href="Pictures/10000000000003460000015044169C7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STREAMER</text:span></text:p>
          </draw:text-box>
        </draw:frame>
        <draw:frame draw:style-name="gr2" draw:text-style-name="P5" draw:layer="layout" svg:width="25.399cm" svg:height="6.515cm" svg:x="-0.046cm" svg:y="4.915cm">
          <draw:image xlink:href="Pictures/10000000000005120000014DFC4DA7D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name="Text Placeholder 2" presentation:style-name="pr3" draw:text-style-name="P6" draw:layer="layout" svg:width="24.535cm" svg:height="2.3cm" svg:x="0.477cm" svg:y="16.506cm" presentation:class="outline" presentation:user-transformed="true">
          <draw:text-box>
            <text:p text:style-name="P1"><text:span text:style-name="T3">THE </text:span><text:span text:style-name="T2">SERVICE</text:span></text:p>
          </draw:text-box>
        </draw:frame>
        <draw:frame draw:style-name="gr2" draw:text-style-name="P5" draw:layer="layout" svg:width="16.81cm" svg:height="8.232cm" svg:x="4.318cm" svg:y="7.874cm">
          <draw:image xlink:href="Pictures/10000000000005DC000002EEB178128D.png" xlink:type="simple" xlink:show="embed" xlink:actuate="onLoad">
            <text:p/>
          </draw:image>
        </draw:frame>
        <draw:frame draw:style-name="gr2" draw:text-style-name="P5" draw:layer="layout" svg:width="14.391cm" svg:height="6.914cm" svg:x="5.505cm" svg:y="1.524cm">
          <draw:image xlink:href="Pictures/10000000000003B6000002166043CCF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office:forms form:automatic-focus="false" form:apply-design-mode="false"/>
        <draw:frame draw:name="Text Placeholder 2" presentation:style-name="pr3" draw:text-style-name="P4" draw:layer="layout" svg:width="24.535cm" svg:height="2.3cm" svg:x="0.477cm" svg:y="16.506cm" presentation:class="outline" presentation:user-transformed="true">
          <draw:text-box>
            <text:p text:style-name="P1"><text:span text:style-name="T2">DO IT </text:span><text:span text:style-name="T4">LIVE</text:span></text:p>
          </draw:text-box>
        </draw:frame>
        <draw:frame draw:style-name="gr2" draw:text-style-name="P5" draw:layer="layout" svg:width="25.314cm" svg:height="16.404cm" svg:x="0.086cm" svg:y="0.106cm">
          <draw:image xlink:href="Pictures/10000000000001900000012C17E97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3" presentation:class="page"/>
          <draw:frame presentation:style-name="pr4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Title 4" presentation:style-name="pr5" draw:text-style-name="P9" draw:layer="layout" svg:width="25.012cm" svg:height="5.14cm" svg:x="0.387cm" svg:y="2.991cm" presentation:class="title" presentation:user-transformed="true">
          <draw:text-box>
            <text:p text:style-name="P8"><text:span text:style-name="T5">THANK YOU</text:span></text:p>
          </draw:text-box>
        </draw:frame>
        <draw:frame draw:name="Text Placeholder 5" presentation:style-name="pr6" draw:text-style-name="P6" draw:layer="layout" svg:width="21.589cm" svg:height="5.253cm" svg:x="1.905cm" svg:y="7.193cm" presentation:class="outline" presentation:user-transformed="true">
          <draw:text-box>
            <text:p text:style-name="P10"><text:span text:style-name="T6">Github.com/RobSpectre/Talks</text:span></text:p>
            <text:p text:style-name="P10"><text:span text:style-name="T6">www.brooklynhacker.com</text:span><text:span text:style-name="T6"><text:line-break/></text:span><text:span text:style-name="T6">@dN0t – rob@twilio.com</text:span><text:span text:style-name="T6"><text:line-break/></text:span><text:span text:style-name="T6"/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14" presentation:class="page"/>
          <draw:frame draw:name="Notes Placeholder 2" presentation:style-name="pr7" draw:text-style-name="P11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8" draw:text-style-name="P13" draw:layer="layout" svg:width="0.001cm" svg:height="0.001cm" svg:x="0cm" svg:y="0cm" presentation:class="page-number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Arial Black'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Arial Black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Arial Black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outline1">
      <style:graphic-properties draw:stroke="none" svg:stroke-width="0cm" draw:fill="none" draw:textarea-vertical-align="middle" draw:auto-grow-height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_20_Header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339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text-line-through-style="none" fo:font-family="'Arial Black'" fo:font-size="60pt" fo:letter-spacing="normal" fo:font-style="normal" style:text-underline-style="none" fo:font-weight="normal" style:font-size-asian="60pt" style:font-style-asian="normal" style:font-weight-asian="normal" style:font-family-complex="'Arial Black'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80808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5" style:family="text">
      <style:text-properties fo:color="#ffffff" style:text-line-through-style="none" fo:font-family="'Arial Black'" fo:font-size="66pt" fo:letter-spacing="normal" fo:font-style="normal" style:text-underline-style="none" fo:font-weight="bold" style:font-size-asian="66pt" style:font-style-asian="normal" style:font-weight-asian="bold" style:font-family-complex="'Arial Black'" style:font-size-complex="66pt" style:font-style-complex="normal" style:font-weight-complex="bold"/>
    </style:style>
    <style:style style:name="MT6" style:family="text">
      <style:text-properties fo:color="#000000" style:text-line-through-style="none" fo:font-family="'Arial Black'" fo:font-size="32pt" fo:letter-spacing="normal" fo:font-style="normal" style:text-underline-style="none" fo:font-weight="normal" style:font-size-asian="32pt" style:font-style-asian="normal" style:font-weight-asian="normal" style:font-family-complex="'Arial Black'" style:font-size-complex="32pt" style:font-style-complex="normal" style:font-weight-complex="normal"/>
    </style:style>
    <style:style style:name="MT7" style:family="text">
      <style:text-properties fo:color="#000000" style:text-line-through-style="none" fo:font-family="'Arial Black'" fo:font-size="28pt" fo:letter-spacing="normal" fo:font-style="normal" style:text-underline-style="none" fo:font-weight="normal" style:font-size-asian="28pt" style:font-style-asian="normal" style:font-weight-asian="normal" style:font-family-complex="'Arial Black'" style:font-size-complex="28pt" style:font-style-complex="normal" style:font-weight-complex="normal"/>
    </style:style>
    <style:style style:name="MT8" style:family="text">
      <style:text-properties fo:color="#000000" style:text-line-through-style="none" fo:font-family="'Arial Black'" fo:font-size="24pt" fo:letter-spacing="normal" fo:font-style="normal" style:text-underline-style="none" fo:font-weight="normal" style:font-size-asian="24pt" style:font-style-asian="normal" style:font-weight-asian="normal" style:font-family-complex="'Arial Black'" style:font-size-complex="24pt" style:font-style-complex="normal" style:font-weight-complex="normal"/>
    </style:style>
    <style:style style:name="MT9" style:family="text">
      <style:text-properties fo:color="#000000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/>
    </style:style>
    <style:style style:name="MT10" style:family="text">
      <style:text-properties fo:color="#ffffff" style:text-line-through-style="none" fo:font-family="'Arial Black'" fo:font-size="48pt" fo:letter-spacing="normal" fo:font-style="normal" style:text-underline-style="none" fo:font-weight="normal" style:font-size-asian="48pt" style:font-style-asian="normal" style:font-weight-asian="normal" style:font-family-complex="'Arial Black'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5.14cm" svg:x="1.905cm" svg:y="2.07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04">2/4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Picture 6" draw:style-name="Mgr3" draw:text-style-name="MP7" draw:layer="backgroundobjects" svg:width="13.391cm" svg:height="4.463cm" svg:x="6.004cm" svg:y="12.344cm">
        <draw:image xlink:href="Pictures/1000020100000288000000D8E2303AA0.png" xlink:type="simple" xlink:show="embed" xlink:actuate="onLoad">
          <text:p/>
        </draw:image>
      </draw:frame>
      <draw:frame draw:name="Text Placeholder 9" presentation:style-name="Mpr3" draw:text-style-name="MP4" draw:layer="backgroundobjects" svg:width="21.589cm" svg:height="3.606cm" svg:x="1.905cm" svg:y="7.93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Click to edit Master subtitle style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6" draw:text-style-name="MP4" draw:layer="backgroundobjects" svg:width="21.589cm" svg:height="3.783cm" svg:x="2.006cm" svg:y="7.644cm" presentation:class="title" presentation:user-transformed="true">
        <draw:text-box>
          <text:p text:style-name="MP3"><text:span text:style-name="MT5">Click to edit the title text formatClick to edit Master title style</text:span></text:p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04">2/4/14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10" draw:text-style-name="MP4" draw:layer="backgroundobjects" svg:width="24.535cm" svg:height="15.372cm" svg:x="0.477cm" svg:y="0.6cm" presentation:class="outline" presentation:user-transformed="true">
        <draw:text-box>
          <text:list text:style-name="ML4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1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2-04">2/4/14</text:date></text:span></text:p>
        </draw:text-box>
      </draw:frame>
      <draw:frame draw:name="Footer Placeholder 4" presentation:style-name="Mpr11" draw:text-style-name="MP6" draw:layer="backgroundobjects" svg:width="12.149cm" svg:height="1.013cm" svg:x="6.658cm" svg:y="17.657cm" presentation:class="footer" presentation:user-transformed="true">
        <draw:text-box>
          <text:p/>
        </draw:text-box>
      </draw:frame>
      <draw:frame draw:name="Slide Number Placeholder 5" presentation:style-name="Mpr11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custom-shape draw:name="Rectangle 6" draw:style-name="Mgr4" draw:text-style-name="MP4" draw:layer="backgroundobjects" svg:width="25.399cm" svg:height="2.679cm" svg:x="0cm" svg:y="16.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2" draw:text-style-name="MP4" draw:layer="backgroundobjects" svg:width="24.535cm" svg:height="2.3cm" svg:x="0.477cm" svg:y="16.506cm" presentation:class="outline" presentation:user-transformed="true">
        <draw:text-box>
          <text:list text:style-name="ML4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eventh Outline LevelHEADER</text:span></text:p>
        </draw:text-box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Spectre</meta:initial-creator>
    <meta:creation-date>2012-06-12T08:47:12</meta:creation-date>
    <dc:date>2014-02-04T19:32:13</dc:date>
    <dc:creator>Rob Spectre</dc:creator>
    <meta:editing-duration>PT9H8M40S</meta:editing-duration>
    <meta:editing-cycles>36</meta:editing-cycles>
    <meta:generator>LibreOffice/3.5$Linux_X86_64 LibreOffice_project/350m1$Build-2</meta:generator>
    <meta:document-statistic meta:object-count="103"/>
  </office:meta>
</office:document-meta>
</file>